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0808" calcext:value-type="float">
            <text:p>69.7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832" calcext:value-type="float">
            <text:p>66.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201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112" calcext:value-type="float">
            <text:p>66.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201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201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6936" calcext:value-type="float">
            <text:p>67.6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62" calcext:value-type="float">
            <text:p>68.6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200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1608" calcext:value-type="float">
            <text:p>68.4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200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4704" calcext:value-type="float">
            <text:p>67.3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200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200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7088" calcext:value-type="float">
            <text:p>66.6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200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82" calcext:value-type="float">
            <text:p>65.6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200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9936" calcext:value-type="float">
            <text:p>65.0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200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200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952" calcext:value-type="float">
            <text:p>64.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9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804" calcext:value-type="float">
            <text:p>64.3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9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66" calcext:value-type="float">
            <text:p>64.2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9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8232" calcext:value-type="float">
            <text:p>63.5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9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9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9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5664" calcext:value-type="float">
            <text:p>63.6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9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0928" calcext:value-type="float">
            <text:p>63.0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9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1576" calcext:value-type="float">
            <text:p>62.9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9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3352" calcext:value-type="float">
            <text:p>62.6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8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9992" calcext:value-type="float">
            <text:p>62.4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8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8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2312" calcext:value-type="float">
            <text:p>61.9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86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0768" calcext:value-type="float">
            <text:p>61.7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8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4944" calcext:value-type="float">
            <text:p>61.6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8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58" calcext:value-type="float">
            <text:p>61.6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8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144" calcext:value-type="float">
            <text:p>61.3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8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7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7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8728" calcext:value-type="float">
            <text:p>60.6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7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7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7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7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7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6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6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6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6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6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5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NHP-PL-015</text:p>
          </table:table-cell>
          <table:table-cell office:value-type="string" calcext:value-type="string">
            <text:p>195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